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faf25" officeooo:paragraph-rsid="002faf25"/>
    </style:style>
    <style:style style:name="P2" style:family="paragraph" style:parent-style-name="Text_20_body">
      <style:text-properties officeooo:rsid="003dc3d7" officeooo:paragraph-rsid="003dc3d7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paragraph-properties fo:break-before="page"/>
      <style:text-properties officeooo:rsid="002faf25" officeooo:paragraph-rsid="002faf25"/>
    </style:style>
    <style:style style:name="P5" style:family="paragraph" style:parent-style-name="Text_20_hlavní_20_strana">
      <style:paragraph-properties fo:text-align="end" style:justify-single-word="false">
        <style:tab-stops>
          <style:tab-stop style:position="11.594cm"/>
          <style:tab-stop style:position="12.099cm"/>
          <style:tab-stop style:position="14.499cm"/>
        </style:tab-stops>
      </style:paragraph-properties>
    </style:style>
    <style:style style:name="P6" style:family="paragraph" style:parent-style-name="Text_20_hlavní_20_strana">
      <style:paragraph-properties fo:text-align="end" style:justify-single-word="false">
        <style:tab-stops>
          <style:tab-stop style:position="11.497cm"/>
          <style:tab-stop style:position="11.689cm"/>
          <style:tab-stop style:position="14.499cm"/>
        </style:tab-stops>
      </style:paragraph-properties>
    </style:style>
    <style:style style:name="P7" style:family="paragraph" style:parent-style-name="Text_20_hlavní_20_strana">
      <style:paragraph-properties fo:text-align="end" style:justify-single-word="false">
        <style:tab-stops>
          <style:tab-stop style:position="10.608cm"/>
          <style:tab-stop style:position="14.499cm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Heading_20_1">
      <style:text-properties officeooo:rsid="002faf25" officeooo:paragraph-rsid="0035c8cc"/>
    </style:style>
    <style:style style:name="P13" style:family="paragraph" style:parent-style-name="Text_20_body">
      <style:text-properties officeooo:rsid="00428645" officeooo:paragraph-rsid="00428645"/>
    </style:style>
    <style:style style:name="P14" style:family="paragraph" style:parent-style-name="Text_20_body">
      <style:text-properties officeooo:rsid="004787d6" officeooo:paragraph-rsid="004787d6"/>
    </style:style>
    <style:style style:name="P15" style:family="paragraph" style:parent-style-name="Text_20_body">
      <style:text-properties officeooo:rsid="004824f9" officeooo:paragraph-rsid="004824f9"/>
    </style:style>
    <style:style style:name="P16" style:family="paragraph" style:parent-style-name="Text_20_body">
      <style:text-properties officeooo:rsid="0048de07" officeooo:paragraph-rsid="0048de07"/>
    </style:style>
    <style:style style:name="P17" style:family="paragraph" style:parent-style-name="Text_20_body">
      <style:text-properties officeooo:rsid="004b07bb" officeooo:paragraph-rsid="004b07bb"/>
    </style:style>
    <style:style style:name="P18" style:family="paragraph" style:parent-style-name="Text_20_body">
      <style:text-properties officeooo:rsid="004cbfad" officeooo:paragraph-rsid="004cbfad"/>
    </style:style>
    <style:style style:name="T1" style:family="text">
      <style:text-properties style:font-name="Liberation Sans" fo:font-size="16.1000003814697pt" fo:font-weight="bold" officeooo:rsid="0037c22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2" style:family="text">
      <style:text-properties style:font-name="Liberation Sans" fo:font-size="16.1000003814697pt" fo:font-weight="bold" officeooo:rsid="0039b82c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3" style:family="text">
      <style:text-properties style:font-name="Liberation Sans" fo:font-size="14.1000003814697pt" fo:font-weight="bold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4" style:family="text">
      <style:text-properties style:font-name="Liberation Sans" fo:font-size="14.1000003814697pt" fo:font-weight="bold" officeooo:rsid="004787d6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5" style:family="text">
      <style:text-properties style:font-name="Liberation Sans" fo:font-size="14.1000003814697pt" fo:font-style="italic" fo:font-weight="bold" officeooo:rsid="004787d6" style:font-name-asian="Microsoft YaHei" style:font-size-asian="14.1000003814697pt" style:font-style-asian="italic" style:font-weight-asian="bold" style:font-name-complex="Lucida Sans" style:font-size-complex="14.1000003814697pt" style:font-style-complex="italic" style:font-weight-complex="bold"/>
    </style:style>
    <style:style style:name="T6" style:family="text">
      <style:text-properties style:font-name="Liberation Sans" fo:font-size="28pt" fo:font-weight="bold" officeooo:rsid="00428645" style:font-name-asian="Microsoft YaHei" style:font-size-asian="28pt" style:font-weight-asian="bold" style:font-name-complex="Lucida Sans" style:font-size-complex="28pt" style:font-weight-complex="bold"/>
    </style:style>
    <style:style style:name="T7" style:family="text">
      <style:text-properties style:font-name="Liberation Sans" fo:font-size="28pt" fo:font-weight="bold" officeooo:rsid="0053e5e4" style:font-name-asian="Microsoft YaHei" style:font-size-asian="28pt" style:font-weight-asian="bold" style:font-name-complex="Lucida Sans" style:font-size-complex="28pt" style:font-weight-complex="bold"/>
    </style:style>
    <style:style style:name="T8" style:family="text">
      <style:text-properties style:font-name="Liberation Sans" fo:font-size="16.1000003814697pt" fo:font-weight="bold" officeooo:rsid="004a8b9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" style:family="text">
      <style:text-properties officeooo:rsid="00428645"/>
    </style:style>
    <style:style style:name="T10" style:family="text">
      <style:text-properties officeooo:rsid="00446679"/>
    </style:style>
    <style:style style:name="T11" style:family="text">
      <style:text-properties officeooo:rsid="0045cace"/>
    </style:style>
    <style:style style:name="T12" style:family="text">
      <style:text-properties officeooo:rsid="004824f9"/>
    </style:style>
    <style:style style:name="T13" style:family="text">
      <style:text-properties officeooo:rsid="00501156"/>
    </style:style>
    <style:style style:name="T14" style:family="text">
      <style:text-properties officeooo:rsid="0053e5e4"/>
    </style:style>
    <style:style style:name="T15" style:family="text">
      <style:text-properties officeooo:rsid="0054e5c1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228_818722487"/>Software Requirements Specification: <text:span text:style-name="T7">edit-</text:span><text:span text:style-name="T9">1</text:span><text:bookmark-end text:name="__RefHeading___Toc228_818722487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<text:tab/>Jméno ptojektu: <text:tab/><text:span text:style-name="T15">edit-1</text:span></text:p>
      <text:p text:style-name="P5"><text:tab/>Autor: <text:tab/>Filip Pešula</text:p>
      <text:p text:style-name="P6"><text:tab/>Publikace: <text:tab/><text:span text:style-name="T14">21</text:span>.0<text:span text:style-name="T14">5</text:span>.2022</text:p>
      <text:p text:style-name="P3"><text:bookmark-start text:name="__RefHeading___Toc225_818722487"/><text:bookmark-end text:name="__RefHeading___Toc225_818722487"/>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8"><text:a xlink:type="simple" xlink:href="#__RefHeading___Toc230_818722487" text:style-name="Index_20_Link" text:visited-style-name="Index_20_Link">1. Úvod<text:tab/>3</text:a></text:p>
          <text:p text:style-name="P9"><text:a xlink:type="simple" xlink:href="#__RefHeading___Toc232_818722487" text:style-name="Index_20_Link" text:visited-style-name="Index_20_Link">1.1 Účel<text:tab/>3</text:a></text:p>
          <text:p text:style-name="P9"><text:a xlink:type="simple" xlink:href="#__RefHeading___Toc237_818722487" text:style-name="Index_20_Link" text:visited-style-name="Index_20_Link">1.2 Rozsah<text:tab/>3</text:a></text:p>
          <text:p text:style-name="P8"><text:a xlink:type="simple" xlink:href="#__RefHeading___Toc239_818722487" text:style-name="Index_20_Link" text:visited-style-name="Index_20_Link">2 Souhrnný popis<text:tab/>3</text:a></text:p>
          <text:p text:style-name="P10"><text:a xlink:type="simple" xlink:href="#__RefHeading___Toc255_818722487" text:style-name="Index_20_Link" text:visited-style-name="Index_20_Link">2.1 Funkce<text:tab/>3</text:a></text:p>
          <text:p text:style-name="P11"><text:a xlink:type="simple" xlink:href="#__RefHeading___Toc320_1267065001" text:style-name="Index_20_Link" text:visited-style-name="Index_20_Link">2.1.1 Vzorec výpočtu r</text:a><text:a xlink:type="simple" xlink:href="#__RefHeading___Toc320_1267065001" text:style-name="Index_20_Link" text:visited-style-name="Index_20_Link">o</text:a><text:a xlink:type="simple" xlink:href="#__RefHeading___Toc320_1267065001" text:style-name="Index_20_Link" text:visited-style-name="Index_20_Link">zdílu<text:tab/>3</text:a></text:p>
          <text:p text:style-name="P11"><text:a xlink:type="simple" xlink:href="#__RefHeading___Toc364_1267065001" text:style-name="Index_20_Link" text:visited-style-name="Index_20_Link">2.1.2 Výstup modulu<text:tab/>3</text:a></text:p>
          <text:p text:style-name="P8"><text:a xlink:type="simple" xlink:href="#__RefHeading___Toc366_1267065001" text:style-name="Index_20_Link" text:visited-style-name="Index_20_Link">3 Stylistická oprava<text:tab/>3</text:a></text:p>
        </text:index-body>
      </text:table-of-content>
      <text:p text:style-name="P1"/>
      <text:p text:style-name="P4"/>
      <text:h text:style-name="P12" text:outline-level="1"><text:bookmark-start text:name="__RefHeading___Toc230_818722487"/>1. Úvod<text:bookmark-end text:name="__RefHeading___Toc230_818722487"/></text:h>
      <text:h text:style-name="Heading_20_2" text:outline-level="2"><text:bookmark-start text:name="__RefHeading___Toc232_818722487"/>1.1 Účel<text:bookmark-end text:name="__RefHeading___Toc232_818722487"/></text:h>
      <text:p text:style-name="P13">Rozšíření ChatB<text:span text:style-name="T10">o</text:span>ta o příkaz doporučení nákupu eura.</text:p>
      <text:p text:style-name="P13">Stylistická úprava nedostatků předchozí verze.</text:p>
      <text:h text:style-name="Heading_20_2" text:outline-level="2"><text:bookmark-start text:name="__RefHeading___Toc237_818722487"/>1.2 <text:span text:style-name="T1">Rozsah</text:span><text:bookmark-end text:name="__RefHeading___Toc237_818722487"/></text:h>
      <text:p text:style-name="P13">Vytvoření modulů doporučení nákupu eura. V obou podporovaných jazycích jazycích.</text:p>
      <text:p text:style-name="P13">Přidání povolených klíčů.</text:p>
      <text:p text:style-name="P13">Přidání <text:span text:style-name="T11">popisu</text:span> modulu do modulu nápovědy.</text:p>
      <text:h text:style-name="Heading_20_1" text:outline-level="1"><text:bookmark-start text:name="__RefHeading___Toc239_818722487"/><text:span text:style-name="T2">2</text:span> Souhrnný popis<text:bookmark-end text:name="__RefHeading___Toc239_818722487"/></text:h>
      <text:h text:style-name="Heading_20_3" text:outline-level="3"><text:bookmark-start text:name="__RefHeading___Toc255_818722487"/>2.1 <text:span text:style-name="T4">Funkce</text:span><text:bookmark-end text:name="__RefHeading___Toc255_818722487"/></text:h>
      <text:p text:style-name="P14">Modlu bude vypočítávat průměrný rozdíl v ceně eura a na jeho základě bude rozhodovat zda-li je vhodný jeho nákup.</text:p>
      <text:h text:style-name="Heading_20_5" text:outline-level="5"><text:bookmark-start text:name="__RefHeading___Toc320_1267065001"/>2.1.1 <text:span text:style-name="T3">Vzorec výpočtu r</text:span><text:span text:style-name="T5">o</text:span><text:span text:style-name="T3">zdílu</text:span><text:bookmark-end text:name="__RefHeading___Toc320_1267065001"/></text:h>
      <text:p text:style-name="P14">Rozdíl je vypo<text:span text:style-name="T12">č</text:span>ítáván jako suma rozdílu 2 následují<text:span text:style-name="T12">cí</text:span>ch dnů v poměru k předchozímu dnu.</text:p>
      <text:p text:style-name="P14"><draw:frame draw:style-name="fr1" draw:name="Objekt1" text:anchor-type="as-char" svg:y="-0.713cm" svg:width="5.373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5">V případě že pro daný datum neexistují data, iterátor přeskočí na předchozí data.</text:p>
      <text:h text:style-name="Heading_20_5" text:outline-level="5"><text:bookmark-start text:name="__RefHeading___Toc364_1267065001"/>2.1.2 Výstup modulu<text:bookmark-end text:name="__RefHeading___Toc364_1267065001"/></text:h>
      <text:p text:style-name="P15">Výstupem modulu jsou 3 možné odpovědi. </text:p>
      <text:p text:style-name="P15">1. Doporučení nákupu(euro stoupá)</text:p>
      <text:p text:style-name="P15">2. Doporučení nákupu(euro neklesá o více jak 10%)</text:p>
      <text:p text:style-name="P15">3. Nedoporučení nákupu(euro klesá o více jak 10%)</text:p>
      <text:p text:style-name="P16">Součástí každé odpovědi je průměrný pokles za poslední 3 dny.</text:p>
      <text:h text:style-name="Heading_20_1" text:outline-level="1"><text:bookmark-start text:name="__RefHeading___Toc366_1267065001"/>3 Stylistick<text:span text:style-name="T13">á</text:span> oprava<text:bookmark-end text:name="__RefHeading___Toc366_1267065001"/></text:h>
      <text:p text:style-name="P17">Oprava formátu času výstupu na hh:mm:ss.</text:p>
      <text:p text:style-name="P18">Oprava formátu výstupu historie eura na jednotlivé řádky a sestupně od posledního dat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hlavní_20_strana" style:display-name="Text hlavní strana" style:family="paragraph" style:parent-style-name="Text_20_body" style:master-page-name="">
      <style:paragraph-properties fo:text-align="end" style:justify-single-word="false" style:page-number="auto" style:vertical-align="bottom">
        <style:tab-stops>
          <style:tab-stop style:position="11cm"/>
          <style:tab-stop style:position="14.499cm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7T00:38:30.454000000</meta:creation-date>
    <dc:date>2022-05-21T21:02:01.357000000</dc:date>
    <meta:editing-duration>PT2H54M27S</meta:editing-duration>
    <meta:editing-cycles>18</meta:editing-cycles>
    <meta:generator>LibreOffice/7.0.4.2$Windows_X86_64 LibreOffice_project/dcf040e67528d9187c66b2379df5ea4407429775</meta:generator>
    <meta:document-statistic meta:table-count="0" meta:image-count="0" meta:object-count="1" meta:page-count="3" meta:paragraph-count="37" meta:word-count="195" meta:character-count="1250" meta:non-whitespace-character-count="1084"/>
  </office:meta>
</office:document-meta>
</file>

<file path=Object 1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i>n</mi>
            </mrow>
            <mrow>
              <mi>i</mi>
              <mo stretchy="false">=</mo>
              <mrow>
                <mi>n</mi>
                <mo stretchy="false">−</mo>
                <mn>2</mn>
              </mrow>
            </mrow>
          </munderover>
          <mrow>
            <mo fence="true" stretchy="false">(</mo>
            <mrow>
              <mrow>
                <mi>N</mi>
                <mrow>
                  <mrow>
                    <mo fence="true" stretchy="false">[</mo>
                    <mrow>
                      <mi>i</mi>
                    </mrow>
                    <mo fence="true" stretchy="false">]</mo>
                  </mrow>
                  <mo stretchy="false">−</mo>
                  <mi>N</mi>
                </mrow>
                <mrow>
                  <mo fence="true" stretchy="false">[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]</mo>
                </mrow>
              </mrow>
            </mrow>
            <mo fence="true" stretchy="false">)</mo>
          </mrow>
        </mrow>
        <mo stretchy="false">/</mo>
        <mi>N</mi>
      </mrow>
      <mrow>
        <mo fence="true" stretchy="false">[</mo>
        <mrow>
          <mrow>
            <mi>i</mi>
            <mo stretchy="false">−</mo>
            <mn>1</mn>
          </mrow>
        </mrow>
        <mo fence="true" stretchy="false">]</mo>
      </mrow>
    </mrow>
    <annotation encoding="StarMath 5.0">sum from{i = n} to{i=n-2} (N[ i ]-N[i - 1])/N[ i - 1 ] </annotation>
  </semantics>
</math>
</file>